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6" style:family="table-column">
      <style:table-column-properties fo:break-before="auto" style:column-width="1.3091in"/>
    </style:style>
    <style:style style:name="co2" style:family="table-column">
      <style:table-column-properties fo:break-before="auto" style:column-width="0.4437in"/>
    </style:style>
    <style:style style:name="co17" style:family="table-column">
      <style:table-column-properties fo:break-before="auto" style:column-width="0.8299in"/>
    </style:style>
    <style:style style:name="co18" style:family="table-column">
      <style:table-column-properties fo:break-before="auto" style:column-width="0.6728in"/>
    </style:style>
    <style:style style:name="co19" style:family="table-column">
      <style:table-column-properties fo:break-before="auto" style:column-width="5.0189in"/>
    </style:style>
    <style:style style:name="co6" style:family="table-column">
      <style:table-column-properties fo:break-before="auto" style:column-width="0.9445in"/>
    </style:style>
    <style:style style:name="co20" style:family="table-column">
      <style:table-column-properties fo:break-before="auto" style:column-width="1.2445in"/>
    </style:style>
    <style:style style:name="co21" style:family="table-column">
      <style:table-column-properties fo:break-before="auto" style:column-width="0.8945in"/>
    </style:style>
    <style:style style:name="co22" style:family="table-column">
      <style:table-column-properties fo:break-before="auto" style:column-width="0.7299in"/>
    </style:style>
    <style:style style:name="co10" style:family="table-column">
      <style:table-column-properties fo:break-before="auto" style:column-width="0.9016in"/>
    </style:style>
    <style:style style:name="co23" style:family="table-column">
      <style:table-column-properties fo:break-before="auto" style:column-width="5.1043in"/>
    </style:style>
    <style:style style:name="co24" style:family="table-column">
      <style:table-column-properties fo:break-before="auto" style:column-width="0.8902in"/>
    </style:style>
    <style:style style:name="co25" style:family="table-column">
      <style:table-column-properties fo:break-before="auto" style:column-width="1.1091in"/>
    </style:style>
    <style:style style:name="co26" style:family="table-column">
      <style:table-column-properties fo:break-before="auto" style:column-width="0.8374in"/>
    </style:style>
    <style:style style:name="co27" style:family="table-column">
      <style:table-column-properties fo:break-before="auto" style:column-width="1.3445in"/>
    </style:style>
    <style:style style:name="co4" style:family="table-column">
      <style:table-column-properties fo:break-before="auto" style:column-width="0.7366in"/>
    </style:style>
    <style:style style:name="co28" style:family="table-column">
      <style:table-column-properties fo:break-before="auto" style:column-width="5.0827in"/>
    </style:style>
    <style:style style:name="co9" style:family="table-column">
      <style:table-column-properties fo:break-before="auto" style:column-width="0.9299in"/>
    </style:style>
    <style:style style:name="co29" style:family="table-column">
      <style:table-column-properties fo:break-before="auto" style:column-width="0.8445in"/>
    </style:style>
    <style:style style:name="co30" style:family="table-column">
      <style:table-column-properties fo:break-before="auto" style:column-width="0.9161in"/>
    </style:style>
    <style:style style:name="co31" style:family="table-column">
      <style:table-column-properties fo:break-before="auto" style:column-width="1.602in"/>
    </style:style>
    <style:style style:name="co32" style:family="table-column">
      <style:table-column-properties fo:break-before="auto" style:column-width="0.5299in"/>
    </style:style>
    <style:style style:name="co33" style:family="table-column">
      <style:table-column-properties fo:break-before="auto" style:column-width="0.5335in"/>
    </style:style>
    <style:style style:name="co12" style:family="table-column">
      <style:table-column-properties fo:break-before="auto" style:column-width="0.889in"/>
    </style:style>
    <style:style style:name="co34" style:family="table-column">
      <style:table-column-properties fo:break-before="auto" style:column-width="4.9827in"/>
    </style:style>
    <style:style style:name="co35" style:family="table-column">
      <style:table-column-properties fo:break-before="auto" style:column-width="1.0862in"/>
    </style:style>
    <style:style style:name="co36" style:family="table-column">
      <style:table-column-properties fo:break-before="auto" style:column-width="1.778in"/>
    </style:style>
    <style:style style:name="co40" style:family="table-column">
      <style:table-column-properties fo:break-before="auto" style:column-width="1.3591in"/>
    </style:style>
    <style:style style:name="co41" style:family="table-column">
      <style:table-column-properties fo:break-before="auto" style:column-width="0.8874in"/>
    </style:style>
    <style:style style:name="co42" style:family="table-column">
      <style:table-column-properties fo:break-before="auto" style:column-width="4.8827in"/>
    </style:style>
    <style:style style:name="co43" style:family="table-column">
      <style:table-column-properties fo:break-before="auto" style:column-width="1.2291in"/>
    </style:style>
    <style:style style:name="co44" style:family="table-column">
      <style:table-column-properties fo:break-before="auto" style:column-width="1.0728in"/>
    </style:style>
    <style:style style:name="co45" style:family="table-column">
      <style:table-column-properties fo:break-before="auto" style:column-width="4.7327in"/>
    </style:style>
    <style:style style:name="co46" style:family="table-column">
      <style:table-column-properties fo:break-before="auto" style:column-width="2.0366in"/>
    </style:style>
    <style:style style:name="co47" style:family="table-column">
      <style:table-column-properties fo:break-before="auto" style:column-width="0.9929in"/>
    </style:style>
    <style:style style:name="co48" style:family="table-column">
      <style:table-column-properties fo:break-before="auto" style:column-width="1.4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" style:family="table-cell" style:parent-style-name="Default">
      <style:table-cell-properties fo:background-color="#3465a4"/>
    </style:style>
    <style:style style:name="ce2" style:family="table-cell" style:parent-style-name="Default">
      <style:table-cell-properties fo:background-color="#3465a4"/>
    </style:style>
    <style:style style:name="ce6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Progressive Arms" table:style-name="ta1">
        <table:table-column table:style-name="co40" table:default-cell-style-name="Default"/>
        <table:table-column table:style-name="co2" table:default-cell-style-name="Default"/>
        <table:table-column table:style-name="co41" table:default-cell-style-name="Default"/>
        <table:table-column table:style-name="co4" table:default-cell-style-name="Default"/>
        <table:table-column table:style-name="co42" table:default-cell-style-name="Default"/>
        <table:table-column table:style-name="co6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5" table:default-cell-style-name="Default"/>
        <table:table-column table:style-name="co12" table:default-cell-style-name="Default"/>
        <table:table-column table:style-name="co46" table:default-cell-style-name="Default"/>
        <table:table-column table:style-name="co12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2" table:number-columns-repeated="16368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laystyle</text:p>
          </table:table-cell>
          <table:table-cell table:style-name="ce2" office:value-type="string" calcext:value-type="string">
            <text:p>Statistics</text:p>
          </table:table-cell>
          <table:table-cell table:style-name="ce2" office:value-type="string" calcext:value-type="string">
            <text:p>Obtained Via</text:p>
          </table:table-cell>
          <table:table-cell table:style-name="ce2" office:value-type="string" calcext:value-type="string">
            <text:p>Also Obtained Via</text:p>
          </table:table-cell>
          <table:table-cell table:style-name="ce2" office:value-type="string" calcext:value-type="string">
            <text:p>Series</text:p>
          </table:table-cell>
          <table:table-cell table:style-name="ce2" office:value-type="string" calcext:value-type="string">
            <text:p>Sub Trait</text:p>
          </table:table-cell>
          <table:table-cell table:style-name="ce2" office:value-type="string" calcext:value-type="string">
            <text:p>Is Ingredient</text:p>
          </table:table-cell>
          <table:table-cell table:style-name="ce2" office:value-type="string" calcext:value-type="string">
            <text:p>Notes</text:p>
          </table:table-cell>
          <table:table-cell table:style-name="ce2"/>
          <table:table-cell table:style-name="ce2" office:value-type="string" calcext:value-type="string">
            <text:p>Excluded Name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Reason</text:p>
          </table:table-cell>
          <table:table-cell table:style-name="ce2" table:number-columns-repeated="16368"/>
        </table:table-row>
        <table:table-row table:style-name="ro1">
          <table:table-cell office:value-type="string" calcext:value-type="string">
            <text:p>Edge O' A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TK +4 DEF +2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Edge</text:p>
          </table:table-cell>
          <table:table-cell/>
          <table:table-cell table:style-name="ce6"/>
          <table:table-cell office:value-type="string" calcext:value-type="string">
            <text:p>Weird case since it's so weak. Two exist; one for each starter quest.</text:p>
          </table:table-cell>
          <table:table-cell/>
          <table:table-cell office:value-type="string" calcext:value-type="string">
            <text:p>ALL DLC WEAPONS</text:p>
          </table:table-cell>
          <table:table-cell office:value-type="string" calcext:value-type="string">
            <text:p>A, 68+</text:p>
          </table:table-cell>
          <table:table-cell/>
          <table:table-cell office:value-type="string" calcext:value-type="string">
            <text:p>DLC Exclusi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onze Edg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TK +7 DEF +4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Quest</text:p>
          </table:table-cell>
          <table:table-cell office:value-type="string" calcext:value-type="string">
            <text:p>Edge</text:p>
          </table:table-cell>
          <table:table-cell/>
          <table:table-cell table:style-name="ce6"/>
          <table:table-cell table:number-columns-repeated="16374"/>
        </table:table-row>
        <table:table-row table:style-name="ro1">
          <table:table-cell office:value-type="string" calcext:value-type="string">
            <text:p>Core Dri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15 ATK +7 FOC +2 Lucky Lucky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Drill</text:p>
          </table:table-cell>
          <table:table-cell/>
          <table:table-cell office:value-type="string" calcext:value-type="string">
            <text:p>Base Trad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ron Edg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TK +16 DEF +10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Edge</text:p>
          </table:table-cell>
          <table:table-cell/>
          <table:table-cell table:style-name="ce6"/>
          <table:table-cell table:number-columns-repeated="16374"/>
        </table:table-row>
        <table:table-row table:style-name="ro1">
          <table:table-cell office:value-type="string" calcext:value-type="string">
            <text:p>Steel Edg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TK +29 DEF +17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Edge</text:p>
          </table:table-cell>
          <table:table-cell/>
          <table:table-cell table:style-name="ce6"/>
          <table:table-cell table:number-columns-repeated="16374"/>
        </table:table-row>
        <table:table-row table:style-name="ro1">
          <table:table-cell office:value-type="string" calcext:value-type="string">
            <text:p>Giga Spiral Dril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80 ATK +34 FOC +14 Lucky Lucky +3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Drill</text:p>
          </table:table-cell>
          <table:table-cell/>
          <table:table-cell office:value-type="string" calcext:value-type="string">
            <text:p>Base Trade</text:p>
          </table:table-cell>
          <table:table-cell table:number-columns-repeated="2"/>
          <table:table-cell office:value-type="string" calcext:value-type="string">
            <text:p>Broken Gaunt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Broken Seri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lver Edg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TK +42 DEF +25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Edge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Broken Sh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Broken Seri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itan Edg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TK +59 DEF +34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Edge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Broken S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Broken Seri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balt Ed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TK +78 DEF +46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Edge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Broken De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Broken Seri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alaxy Spiral Dri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170 ATK +73 FOC +35 Lucky Lucky +4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Drill</text:p>
          </table:table-cell>
          <table:table-cell/>
          <table:table-cell office:value-type="string" calcext:value-type="string">
            <text:p>Base Trade</text:p>
          </table:table-cell>
          <table:table-cell table:number-columns-repeated="2"/>
          <table:table-cell office:value-type="string" calcext:value-type="string">
            <text:p>Broken Chakra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Broken Seri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ser Edg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TK +102 DEF +61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Edge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Rookiebl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Not in logi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finity Spiral Dril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245 ATK +113 FOC +55 Lucky Lucky +60% Zero XP 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Drill</text:p>
          </table:table-cell>
          <table:table-cell office:value-type="string" calcext:value-type="string">
            <text:p>Zero XP</text:p>
          </table:table-cell>
          <table:table-cell office:value-type="string" calcext:value-type="string">
            <text:p>DLC Trade</text:p>
          </table:table-cell>
          <table:table-cell table:number-columns-repeated="2"/>
          <table:table-cell office:value-type="string" calcext:value-type="string">
            <text:p>Excalibro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eeds a hard ner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aik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69 ATK +11 HP Regen +1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MAXHP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attered Fi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10 DEF +14 Pin Body +25% Solid Guard +2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Quest</text:p>
          </table:table-cell>
          <table:table-cell office:value-type="string" calcext:value-type="string">
            <text:p>Fis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isciple Glov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10 DEF +20 FOC +10 Royal Guard +30%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Royal Gloves</text:p>
          </table:table-cell>
          <table:table-cell/>
          <table:table-cell office:value-type="string" calcext:value-type="string">
            <text:p>Base Trade</text:p>
          </table:table-cell>
          <table:table-cell office:value-type="string" calcext:value-type="string">
            <text:p>Trade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apier Carro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88 ATK +23 FOC +8 Bullseye +25% HP Regen +18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MAXHP</text:p>
          </table:table-cell>
          <table:table-cell office:value-type="string" calcext:value-type="string">
            <text:p>Bullsey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estern Starfis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26 DEF +33 Pin Body +25% Solid Guard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is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dept Glov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25 DEF +36 FOC +25 Royal Guard +50% Riposte 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Royal Gloves</text:p>
          </table:table-cell>
          <table:table-cell office:value-type="string" calcext:value-type="string">
            <text:p>Ripost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ehr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266 ATK +65 DEF +13 Assault +10% HP Regen +1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Assaul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awkeeper's Fis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50 DEF +58 Pin Body +25% Solid Guard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is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anzer Fis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69 DEF +82 Pin Body +25% Solid Guard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is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nbreaking Fis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83 DEF +99 Pin Body +25% Solid Guard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ist</text:p>
          </table:table-cell>
          <table:table-cell/>
          <table:table-cell office:value-type="string" calcext:value-type="string">
            <text:p>DLC Trade</text:p>
          </table:table-cell>
          <table:table-cell office:value-type="string" calcext:value-type="string">
            <text:p>Tradeable in DLC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rostick of Forc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300 ATK +102 DEF +55 X Counter +50% Iron Stance +2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MAXHP</text:p>
          </table:table-cell>
          <table:table-cell office:value-type="string" calcext:value-type="string">
            <text:p>X Counte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ternal Salami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717 ATK +120 X Counter +50% Berserker -50% HP Regen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MAXHP</text:p>
          </table:table-cell>
          <table:table-cell office:value-type="string" calcext:value-type="string">
            <text:p>-Berserker</text:p>
          </table:table-cell>
          <table:table-cell/>
          <table:table-cell office:value-type="string" calcext:value-type="string">
            <text:p>Arena Only. Not very melee vi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eister Glove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60 DEF +82 FOC +60 Bouncer +30% Royal Guard +100% Riposte 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Royal Gloves</text:p>
          </table:table-cell>
          <table:table-cell office:value-type="string" calcext:value-type="string">
            <text:p>Riposte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Tradeable in DLC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ugger's Blad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TK +10 DEF +2 Brawler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rawl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ardwood Stav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MAXHP +52 ATK +17 DEF +9 Assault +10% Iron Stance +2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ssault</text:p>
          </table:table-cell>
          <table:table-cell office:value-type="string" calcext:value-type="string">
            <text:p>MAXHP</text:p>
          </table:table-cell>
          <table:table-cell table:style-name="ce6"/>
          <table:table-cell office:value-type="string" calcext:value-type="string">
            <text:p>MAXHP +52 ATK +17 DEF +9 Assault +10% Iron Stance +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tercla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TK +29 DEF +14 Brawler +20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Brawler</text:p>
          </table:table-cell>
          <table:table-cell/>
          <table:table-cell office:value-type="string" calcext:value-type="string">
            <text:p>Base Trade</text:p>
          </table:table-cell>
          <table:table-cell office:value-type="string" calcext:value-type="string">
            <text:p>Tradeable in DLC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averick Edg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TK +38 DEF +15 Brawler +20% X Counter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rawler</text:p>
          </table:table-cell>
          <table:table-cell office:value-type="string" calcext:value-type="string">
            <text:p>X Counter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Humming Razo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TK +52 DEF +11 FOC +11 Steady Shot -10% Assault +20%</text:p>
            <text:p>Solid Guard -25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Assault Razor</text:p>
          </table:table-cell>
          <table:table-cell/>
          <table:table-cell table:style-name="ce6"/>
          <table:table-cell table:number-columns-repeated="16374"/>
        </table:table-row>
        <table:table-row table:style-name="ro1">
          <table:table-cell office:value-type="string" calcext:value-type="string">
            <text:p>Sunset Claw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TK +51 DEF +27 Brawler +10% Avenger +2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Avenger</text:p>
          </table:table-cell>
          <table:table-cell/>
          <table:table-cell office:value-type="string" calcext:value-type="string">
            <text:p>Brawler +10% is a downgrade from previous weapons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Twitching Slic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TK +77 DEF +13 FOC +13 Steady Shot -15% Assault +35%</text:p>
            <text:p>Solid Guard -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ssault Razor</text:p>
          </table:table-cell>
          <table:table-cell/>
          <table:table-cell table:style-name="ce6"/>
          <table:table-cell table:number-columns-repeated="16374"/>
        </table:table-row>
        <table:table-row table:style-name="ro1">
          <table:table-cell office:value-type="string" calcext:value-type="string">
            <text:p>Survivor's Blad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MAXHP +111 ATK +89 DEF +42 Brawler +20% HP Regen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rawler</text:p>
          </table:table-cell>
          <table:table-cell office:value-type="string" calcext:value-type="string">
            <text:p>MAXHP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huddering Cleav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TK +120 DEF +20 FOC +20 Steady Shot -20% Assault +50%</text:p>
            <text:p>Solid Guard -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ssault Razor</text:p>
          </table:table-cell>
          <table:table-cell/>
          <table:table-cell office:value-type="string" calcext:value-type="string">
            <text:p>DLC Quest</text:p>
          </table:table-cell>
          <table:table-cell office:value-type="string" calcext:value-type="string">
            <text:p>Needed for DLC ques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ydra Fang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MAXHP +135 ATK +110 DEF +50 Assault +20% HP Regen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ssault</text:p>
          </table:table-cell>
          <table:table-cell/>
          <table:table-cell office:value-type="string" calcext:value-type="string">
            <text:p>Base Trade</text:p>
          </table:table-cell>
          <table:table-cell office:value-type="string" calcext:value-type="string">
            <text:p>Tradeable in DLC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Skirmish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TK +123 DEF +45 FOC +9 Brawler +20% Flash Step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rawler</text:p>
          </table:table-cell>
          <table:table-cell office:value-type="string" calcext:value-type="string">
            <text:p>Flash Step</text:p>
          </table:table-cell>
          <table:table-cell office:value-type="string" calcext:value-type="string">
            <text:p>Base Trade</text:p>
          </table:table-cell>
          <table:table-cell office:value-type="string" calcext:value-type="string">
            <text:p>Tradeable in DLC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ivilian Trigg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9 FOC +4 Shooter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Trigg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pper Gul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27 FOC +6 Legwork -15% Bulk Calibre +35% Shooter +2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Metal Bir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unner's Trigg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37 FOC +15 Shooter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Trigg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unter's Bol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58 FOC +18 Scope +10% Shooter +1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Quest</text:p>
          </table:table-cell>
          <table:table-cell office:value-type="string" calcext:value-type="string">
            <text:p>Trigger</text:p>
          </table:table-cell>
          <table:table-cell table:number-columns-repeated="2"/>
          <table:table-cell office:value-type="string" calcext:value-type="string">
            <text:p>Shooter % downgraded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Rough Branch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MAXHP +43 ATK +20 DEF +5 Heat Resist -25% Wave Resist +10%</text:p>
            <text:p>Bulk Calibre +15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Branch</text:p>
          </table:table-cell>
          <table:table-cell/>
          <table:table-cell office:value-type="string" calcext:value-type="string">
            <text:p>Base Trade</text:p>
          </table:table-cell>
          <table:table-cell office:value-type="string" calcext:value-type="string">
            <text:p>You can find two of these from two chest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ilver Hawk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82 FOC +31 Legwork -15% Bulk Calibre +35% Shooter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Metal Bir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olden Revolv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88 FOC +36 Scope +25% Legwork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Trigger</text:p>
          </table:table-cell>
          <table:table-cell office:value-type="string" calcext:value-type="string">
            <text:p>Scope</text:p>
          </table:table-cell>
          <table:table-cell/>
          <table:table-cell office:value-type="string" calcext:value-type="string">
            <text:p>Shooter outlier, and somewhat of a Trigger outlier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Bigger Stick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MAXHP +166 ATK +88 DEF +24 Heat Resist -25% Wave Resist +10%</text:p>
            <text:p>Bulk Calibre +75% Flash Step -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ranch</text:p>
          </table:table-cell>
          <table:table-cell office:value-type="string" calcext:value-type="string">
            <text:p>-Flash Step</text:p>
          </table:table-cell>
          <table:table-cell/>
          <table:table-cell office:value-type="string" calcext:value-type="string">
            <text:p>Requires two Rough Branche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arksmen Trigg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101 FOC +45 Scope +10% Shooter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Trigg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olden Falco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129 FOC +57 Legwork -15% Bulk Calibre +50% Shooter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Metal Bird</text:p>
          </table:table-cell>
          <table:table-cell/>
          <table:table-cell office:value-type="string" calcext:value-type="string">
            <text:p>DLC Trad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nocking O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135 DEF +28 FOC +28 Scope +20% Bulk Calibre +10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ulk Calibre</text:p>
          </table:table-cell>
          <table:table-cell table:number-columns-repeated="2"/>
          <table:table-cell office:value-type="string" calcext:value-type="string">
            <text:p>Arena Onl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endulum Strik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125 DEF +24 FOC +42 Steady Shot +30% Momentum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Momentum</text:p>
          </table:table-cell>
          <table:table-cell table:number-columns-repeated="2"/>
          <table:table-cell office:value-type="string" calcext:value-type="string">
            <text:p>Arena Onl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wiftspik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13 FOC +7 Bullseye +5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Quest</text:p>
          </table:table-cell>
          <table:table-cell office:value-type="string" calcext:value-type="string">
            <text:p>Fast and Sharp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limbing Pick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16 FOC +11 Bullseye +5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ast and Sharp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ocksplit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22 DEF +12 Bouncer +3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Bouncer</text:p>
          </table:table-cell>
          <table:table-cell/>
          <table:table-cell table:style-name="ce6"/>
          <table:table-cell office:value-type="string" calcext:value-type="string">
            <text:p>Outlier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rickly Brac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atus Rush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12 DEF +13 FOC +14 Pin Body +25% Status Rush +2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Bracer</text:p>
          </table:table-cell>
          <table:table-cell office:value-type="string" calcext:value-type="string">
            <text:p>Pin Body</text:p>
          </table:table-cell>
          <table:table-cell office:value-type="string" calcext:value-type="string">
            <text:p>Base Trade</text:p>
          </table:table-cell>
          <table:table-cell office:value-type="string" calcext:value-type="string">
            <text:p>Mixed with +25% Pin Bod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idden Blad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29 FOC +20 Scope +10% Bullseye +5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Fast and Sharp</text:p>
          </table:table-cell>
          <table:table-cell office:value-type="string" calcext:value-type="string">
            <text:p>Scop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ight Brac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tatus Rush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21 DEF +24 FOC +26 Avenger +15% Status Rush +2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Bracer</text:p>
          </table:table-cell>
          <table:table-cell office:value-type="string" calcext:value-type="string">
            <text:p>Avenge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neaky Shiv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73 FOC +39 Bullseye +5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Fast and Sharp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parkling Brac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atus Rush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34 DEF +39 FOC +42 Avenger +15% Status Rush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racer</text:p>
          </table:table-cell>
          <table:table-cell office:value-type="string" calcext:value-type="string">
            <text:p>Avenge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onic Spik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71 FOC +84 Bullseye +50% Bouncer +20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Fast and Sharp</text:p>
          </table:table-cell>
          <table:table-cell office:value-type="string" calcext:value-type="string">
            <text:p>Bouncer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Tradeable in DLC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Shining Brace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atus Rush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48 DEF +56 FOC +60 Heat Resist +5% Cold Resist +5%</text:p>
            <text:p>Shock Resist +5% Wave Resist +5% Avenger +20% Status Rush +2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Bracer</text:p>
          </table:table-cell>
          <table:table-cell office:value-type="string" calcext:value-type="string">
            <text:p>Avenger</text:p>
          </table:table-cell>
          <table:table-cell/>
          <table:table-cell office:value-type="string" calcext:value-type="string">
            <text:p>Trade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arkeep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MAXHP +100 ATK +108 FOC +50 Berserker +50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Berserker</text:p>
          </table:table-cell>
          <table:table-cell office:value-type="string" calcext:value-type="string">
            <text:p>Various stats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Outlier. Amazing general purpose weapo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antis Whi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88 FOC +94 Scope +15% Bullseye +5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ast and Sharp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Tradeable in DLC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Radiant Brace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tatus Rush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62 DEF +72 FOC +75 Heat Resist +10% Cold Resist +10%</text:p>
            <text:p>Shock Resist +10% Wave Resist +10% Avenger +20% Status Rush +3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racer</text:p>
          </table:table-cell>
          <table:table-cell office:value-type="string" calcext:value-type="string">
            <text:p>Avenger</text:p>
          </table:table-cell>
          <table:table-cell/>
          <table:table-cell office:value-type="string" calcext:value-type="string">
            <text:p>Tradeable in DLC</text:p>
          </table:table-cell>
          <table:table-cell table:number-columns-repeated="16373"/>
        </table:table-row>
      </table:table>
      <table:table table:name="Progressive Head" table:style-name="ta1"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4" table:number-columns-repeated="16368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laystyle</text:p>
          </table:table-cell>
          <table:table-cell table:style-name="ce2" office:value-type="string" calcext:value-type="string">
            <text:p>Statistics</text:p>
          </table:table-cell>
          <table:table-cell table:style-name="ce2" office:value-type="string" calcext:value-type="string">
            <text:p>Obtained Via</text:p>
          </table:table-cell>
          <table:table-cell table:style-name="ce2" office:value-type="string" calcext:value-type="string">
            <text:p>Also Obtained Via</text:p>
          </table:table-cell>
          <table:table-cell table:style-name="ce2" office:value-type="string" calcext:value-type="string">
            <text:p>Series</text:p>
          </table:table-cell>
          <table:table-cell table:style-name="ce2" office:value-type="string" calcext:value-type="string">
            <text:p>Sub Trait</text:p>
          </table:table-cell>
          <table:table-cell table:style-name="ce2" office:value-type="string" calcext:value-type="string">
            <text:p>Is Ingredient</text:p>
          </table:table-cell>
          <table:table-cell table:style-name="ce2" office:value-type="string" calcext:value-type="string">
            <text:p>Notes</text:p>
          </table:table-cell>
          <table:table-cell table:style-name="ce2"/>
          <table:table-cell table:style-name="ce2" office:value-type="string" calcext:value-type="string">
            <text:p>Excluded Name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Reason</text:p>
          </table:table-cell>
          <table:table-cell table:style-name="ce2" table:number-columns-repeated="16368"/>
        </table:table-row>
        <table:table-row table:style-name="ro1">
          <table:table-cell office:value-type="string" calcext:value-type="string">
            <text:p>Explorer’s Ca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DEF +1 FOC +5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Goggles</text:p>
          </table:table-cell>
          <table:table-cell table:number-columns-repeated="4"/>
          <table:table-cell office:value-type="string" calcext:value-type="string">
            <text:p>Rookieh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Out of logi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onze Goggl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DEF +1 FOC +10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Goggl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ron Goggl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DEF +2 FOC +24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Goggl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hief’s Ban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TK +4 FOC +36 Keeper +15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Robber’s</text:p>
          </table:table-cell>
          <table:table-cell office:value-type="string" calcext:value-type="string">
            <text:p>Keeper</text:p>
          </table:table-cell>
          <table:table-cell office:value-type="string" calcext:value-type="string">
            <text:p>Base Trad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ighty Stran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TK +4 FOC +38 Trainer +15%</text:p>
          </table:table-cell>
          <table:table-cell office:value-type="string" calcext:value-type="string">
            <text:p>Chest</text:p>
          </table:table-cell>
          <table:table-cell table:number-columns-repeated="2"/>
          <table:table-cell office:value-type="string" calcext:value-type="string">
            <text:p>Trainer</text:p>
          </table:table-cell>
          <table:table-cell office:value-type="string" calcext:value-type="string">
            <text:p>DLC Trad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teel Goggl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DEF +3 FOC +44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Goggl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ilver Goggle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DEF +4 FOC +63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Goggl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itan Goggle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DEF +5 FOC +89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Goggl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carecrow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77 ATK +10 DEF +7 FOC +77 Heat Resist -10% Cold Resist -10%</text:p>
            <text:p>Shock Resist -10% Wave Resist -10% Flash Step +25% Lucky Lucky +10%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Lucky Lucky</text:p>
          </table:table-cell>
          <table:table-cell table:number-columns-repeated="2"/>
          <table:table-cell office:value-type="string" calcext:value-type="string">
            <text:p>Outlier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it’s Scarf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eeper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TK +20 DEF +4 FOC +91 Keeper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Robber’s</text:p>
          </table:table-cell>
          <table:table-cell/>
          <table:table-cell office:value-type="string" calcext:value-type="string">
            <text:p>DLC Trade</text:p>
          </table:table-cell>
          <table:table-cell office:value-type="string" calcext:value-type="string">
            <text:p>Needs Pond Slums Pa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balt Goggl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DEF +6 FOC +119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Goggl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engu Mask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rainer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TK +13 FOC +125 Trainer +30%</text:p>
          </table:table-cell>
          <table:table-cell office:value-type="string" calcext:value-type="string">
            <text:p>Che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urglar’s Rop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Keeper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TK +27 DEF +5 FOC +124 Keeper +50% Zero XP 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Robber’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aser Goggle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DEF +7 FOC +157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Goggl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Gorgon Vei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DEF +13 FOC +160 Heat Resist +5% Cold Resist +5% Shock Resist +5%</text:p>
            <text:p>Wave Resist +5% Bulk Calibre +30% Status Rush +20%</text:p>
          </table:table-cell>
          <table:table-cell office:value-type="string" calcext:value-type="string">
            <text:p>Trade</text:p>
          </table:table-cell>
          <table:table-cell table:number-columns-repeated="4"/>
          <table:table-cell office:value-type="string" calcext:value-type="string">
            <text:p>Weird case due to Status damage specialization. Not Veil series due to stat diff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trawha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ATK +2 DEF +2 FOC +35 Botanist 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Botany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ried Grass Ha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ATK +4 DEF +5 FOC +55 Botanist 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Botany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rawberry Ha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ATK +8 DEF +10 FOC +84 Botanist 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Botany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he Last Strawha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ATK +16 DEF +20 FOC +143 Botanist 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Botany</text:p>
          </table:table-cell>
          <table:table-cell/>
          <table:table-cell office:value-type="string" calcext:value-type="string">
            <text:p>DLC Trad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oling Vei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31 DEF +6 FOC +4 Heat Resist +2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Vei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udent's Banda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2 DEF +1 FOC +13 Flash Step +10% Royal Guard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anda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urry Cap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85 DEF +11 FOC +9 Cold Resist +2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roper Topha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DEF +7 FOC +23 Bulk Calibre +15% Status Mend +1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Que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ner’s Helme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DEF +18 FOC +30 Heat Resist +10% Cold Resist +10% Shock Resist +10%</text:p>
            <text:p>Wave Resist +10% Steady Shot +5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Qu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hilling Vei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88 DEF +25 FOC +20 Heat Resist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Veil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nted Crow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135 DEF +8 FOC +48 Heat Resist +10% Cold Resist +10%</text:p>
            <text:p>Shock Resist +10% Wave Resist +10% Shooter +10% Balance +20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Balance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d Bandan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DEF +12 FOC +64 Avenger +10% Royal Guard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andana</text:p>
          </table:table-cell>
          <table:table-cell table:number-columns-repeated="2"/>
          <table:table-cell office:value-type="string" calcext:value-type="string">
            <text:p>Available from 3 trade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lectrician’s Ca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DEF +60 FOC +44 Shock Resist +25%</text:p>
          </table:table-cell>
          <table:table-cell office:value-type="string" calcext:value-type="string">
            <text:p>Trad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limate Cow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DEF +62 FOC +62 Heat Resist +25% Cold Resist +25% Balance +10%</text:p>
          </table:table-cell>
          <table:table-cell office:value-type="string" calcext:value-type="string">
            <text:p>Ques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ardhead Ha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DEF +84 FOC +62 Heat Resist +10% Cold Resist +10% Shock Resist +10%</text:p>
            <text:p>Wave Resist +10% Avenger +10%</text:p>
          </table:table-cell>
          <table:table-cell office:value-type="string" calcext:value-type="string">
            <text:p>Trad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erene Bubbl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158 DEF +92 FOC +69 Heat Resist +10% Cold Resist +10%</text:p>
            <text:p>Shock Resist +10% Wave Resist +10% Balance +20% HP Regen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alanced</text:p>
          </table:table-cell>
          <table:table-cell/>
          <table:table-cell office:value-type="string" calcext:value-type="string">
            <text:p>DLC Trad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ragon’s Bandan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20 DEF +20 FOC +151 Avenger +20% Royal Guard +30%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Bandana</text:p>
          </table:table-cell>
          <table:table-cell/>
          <table:table-cell office:value-type="string" calcext:value-type="string">
            <text:p>DLC Trade</text:p>
          </table:table-cell>
          <table:table-cell office:value-type="string" calcext:value-type="string">
            <text:p>Arena Onl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ranquil Earmuff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DEF +101 FOC +91 Shock Resist +25% Wave Resist +25% SP Regen +15%</text:p>
          </table:table-cell>
          <table:table-cell office:value-type="string" calcext:value-type="string">
            <text:p>Shop</text:p>
          </table:table-cell>
          <table:table-cell table:number-columns-repeated="3"/>
          <table:table-cell office:value-type="string" calcext:value-type="string">
            <text:p>DLC Trade</text:p>
          </table:table-cell>
          <table:table-cell office:value-type="string" calcext:value-type="string">
            <text:p>Arena Onl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ecruit’s Scop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DEF +2 FOC +11 Scope +25%</text:p>
          </table:table-cell>
          <table:table-cell office:value-type="string" calcext:value-type="string">
            <text:p>Trad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hady Monoc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FOC +20 Bullseye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Glass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dgy Headphon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ATK +3 DEF +2 FOC +18 Legwork +10% Shooter +10%</text:p>
          </table:table-cell>
          <table:table-cell office:value-type="string" calcext:value-type="string">
            <text:p>Trad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ongea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45 DEF +2 FOC +26 Scope +25% Flash Step +25%</text:p>
          </table:table-cell>
          <table:table-cell office:value-type="string" calcext:value-type="string">
            <text:p>Trad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in Cap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ATK +10 DEF +6 FOC +24 Brawler +10%</text:p>
          </table:table-cell>
          <table:table-cell office:value-type="string" calcext:value-type="string">
            <text:p>Trade</text:p>
          </table:table-cell>
          <table:table-cell table:number-columns-repeated="4"/>
          <table:table-cell office:value-type="string" calcext:value-type="string">
            <text:p>Available from 2 trade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omadic Turba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DEF +5 FOC +44 Scope +25% Legwork +10%</text:p>
          </table:table-cell>
          <table:table-cell office:value-type="string" calcext:value-type="string">
            <text:p>Trad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hiny Glasse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DEF +2 FOC +57 Bullseye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Glass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ifty Grey Shad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ATK +4 DEF +4 FOC +69 Wave Resist 10% Bouncer 15% Assault 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Rad Hat</text:p>
          </table:table-cell>
          <table:table-cell office:value-type="string" calcext:value-type="string">
            <text:p>Bouncer</text:p>
          </table:table-cell>
          <table:table-cell/>
          <table:table-cell office:value-type="string" calcext:value-type="string">
            <text:p>Available from 3 trade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aedor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ATK +6 DEF +9 FOC +93 Legwork +10% Bulk Calibre +15%</text:p>
          </table:table-cell>
          <table:table-cell office:value-type="string" calcext:value-type="string">
            <text:p>Trad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ystic Mohawk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33 ATK +23 DEF +3 FOC +83 Wave Resist +10% Brawler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Rad Ha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couting Viso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DEF +4 FOC +145 Scope +25% Bullseye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Glass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urious Hothead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84 ATK +38 DEF +6 FOC +130 Cold Resist +25% Brawler +10%</text:p>
            <text:p>Berserker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Rad Hat</text:p>
          </table:table-cell>
          <table:table-cell office:value-type="string" calcext:value-type="string">
            <text:p>Berserker</text:p>
          </table:table-cell>
          <table:table-cell office:value-type="string" calcext:value-type="string">
            <text:p>DLC Trad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rackwalker Viso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DEF +5 FOC +181 Scope +30% Bullseye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Glasses</text:p>
          </table:table-cell>
          <table:table-cell/>
          <table:table-cell office:value-type="string" calcext:value-type="string">
            <text:p>DLC Trade</text:p>
          </table:table-cell>
          <table:table-cell table:number-columns-repeated="16374"/>
        </table:table-row>
      </table:table>
      <table:table table:name="Progressive Torso" table:style-name="ta1">
        <table:table-column table:style-name="co27" table:default-cell-style-name="Default"/>
        <table:table-column table:style-name="co2" table:default-cell-style-name="Default"/>
        <table:table-column table:style-name="co17" table:default-cell-style-name="Default"/>
        <table:table-column table:style-name="co4" table:default-cell-style-name="Default"/>
        <table:table-column table:style-name="co28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5" table:default-cell-style-name="Default"/>
        <table:table-column table:style-name="co2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4" table:number-columns-repeated="16368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laystyle</text:p>
          </table:table-cell>
          <table:table-cell table:style-name="ce2" office:value-type="string" calcext:value-type="string">
            <text:p>Statistics</text:p>
          </table:table-cell>
          <table:table-cell table:style-name="ce2" office:value-type="string" calcext:value-type="string">
            <text:p>Obtained Via</text:p>
          </table:table-cell>
          <table:table-cell table:style-name="ce2" office:value-type="string" calcext:value-type="string">
            <text:p>Also Obtained Via</text:p>
          </table:table-cell>
          <table:table-cell table:style-name="ce2" office:value-type="string" calcext:value-type="string">
            <text:p>Series</text:p>
          </table:table-cell>
          <table:table-cell table:style-name="ce2" office:value-type="string" calcext:value-type="string">
            <text:p>Sub Trait</text:p>
          </table:table-cell>
          <table:table-cell table:style-name="ce2" office:value-type="string" calcext:value-type="string">
            <text:p>Is Ingredient</text:p>
          </table:table-cell>
          <table:table-cell table:style-name="ce2" office:value-type="string" calcext:value-type="string">
            <text:p>Notes</text:p>
          </table:table-cell>
          <table:table-cell table:style-name="ce2"/>
          <table:table-cell table:style-name="ce2" office:value-type="string" calcext:value-type="string">
            <text:p>Excluded Name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Reaso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cond Hi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50 DEF +2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Mail</text:p>
          </table:table-cell>
          <table:table-cell table:number-columns-repeated="4"/>
          <table:table-cell office:value-type="string" calcext:value-type="string">
            <text:p>Rookiebe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Out of logi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onze Mai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85 DEF +3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Mai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ron Mai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190 DEF +7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Mai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ronze Chest Plat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177 DEF +13 FOC +5 Trainer -20% Lucky Lucky +10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Chest Plate</text:p>
          </table:table-cell>
          <table:table-cell/>
          <table:table-cell office:value-type="string" calcext:value-type="string">
            <text:p>Base Trad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teel Mai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340 DEF +13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Mail</text:p>
          </table:table-cell>
          <table:table-cell/>
          <table:table-cell office:value-type="string" calcext:value-type="string">
            <text:p>Base Trade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ilver Chest Pla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313 DEF +24 FOC +10 Heat Resist +10% Cold Resist +10%</text:p>
            <text:p>Shock Resist +10% Wave Resist +10% Trainer -25% Lucky Lucky +15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Chest Plate</text:p>
          </table:table-cell>
          <table:table-cell/>
          <table:table-cell office:value-type="string" calcext:value-type="string">
            <text:p>Base Trad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ilver Mai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480 DEF +19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Mai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itan Mai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695 DEF +25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Mai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balt Mai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935 DEF +32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Mai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olden Chest Pla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676 DEF +53 FOC +21 Trainer -30% Lucky Lucky +20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Chest Plate</text:p>
          </table:table-cell>
          <table:table-cell/>
          <table:table-cell office:value-type="string" calcext:value-type="string">
            <text:p>Base Trad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aser Mai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1223 DEF +42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Mail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late of Chest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999 DEF +77 FOC +33 Heat Resist +10% Cold Resist +10%</text:p>
            <text:p>Shock Resist +10% Wave Resist +10% Trainer -50% Lucky Lucky +3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Chest Plate</text:p>
          </table:table-cell>
          <table:table-cell/>
          <table:table-cell office:value-type="string" calcext:value-type="string">
            <text:p>DLC Trad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crappy Pla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55 DEF +11 Pin Body +30% Flash Step -25% Iron Stance +2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Pin Plat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piky Jacke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96 ATK +2 DEF +13 Pin Body +5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Pin Cover</text:p>
          </table:table-cell>
          <table:table-cell table:number-columns-repeated="2"/>
          <table:table-cell office:value-type="string" calcext:value-type="string">
            <text:p>Available from 2 trade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rdrock Plat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111 DEF +22 Pin Body +30% Flash Step -25% Iron Stance +2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Pin Pl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agic Rob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415 DEF +8 FOC +4 Heat Resist +10% Cold Resist +10%</text:p>
            <text:p>Shock Resist +10% Wave Resist +10% Balance +10% Status Mend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Light Fi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ystal Plat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222 DEF +36 Pin Body +50% Flash Step -25% Iron Stance +2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Pin Plat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amming Shel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478 DEF +31 Pin Body +50% Solid Guard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Pin Cover</text:p>
          </table:table-cell>
          <table:table-cell table:number-columns-repeated="2"/>
          <table:table-cell office:value-type="string" calcext:value-type="string">
            <text:p>Available from 3 trades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Vermillion Mantl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666 DEF +9 FOC +15 Heat Resist +10% Cold Resist +10%</text:p>
            <text:p>Shock Resist +10% Wave Resist +10% Flash Step +15% Status Rush +1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Light Fit</text:p>
          </table:table-cell>
          <table:table-cell table:number-columns-repeated="3"/>
          <table:table-cell office:value-type="string" calcext:value-type="string">
            <text:p>Outlier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Survival Plat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404 DEF +68 Heat Resist +5% Cold Resist +5% Shock Resist +5%</text:p>
            <text:p>Wave Resist +5% Pin Body +50% Flash Step -25% Iron Stance +2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Pin Pl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imeworn Bel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666 DEF +30 FOC +24 Heat Resist +10% Cold Resist +10%</text:p>
            <text:p>Shock Resist +10% Wave Resist +10% Avenger +10% Balance +20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Light Fit</text:p>
          </table:table-cell>
          <table:table-cell/>
          <table:table-cell office:value-type="string" calcext:value-type="string">
            <text:p>DLC Trad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lated Plat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558 DEF +95 Pin Body +50% Flash Step -25% Iron Stance +3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Pin Pl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eactive Plat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696 DEF +117 Heat Resist +5% Cold Resist +5% Shock Resist +5%</text:p>
            <text:p>Wave Resist +5% Pin Body +50% Flash Step -20% Iron Stance +3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Pin Plate</text:p>
          </table:table-cell>
          <table:table-cell/>
          <table:table-cell office:value-type="string" calcext:value-type="string">
            <text:p>DLC Trad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eaf Cap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171 DEF +4 Heat Resist -25% HP Regen +3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Natura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bblebel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246 DEF +6 Heat Resist +10% HP Regen +3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Natura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attered Satche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250 ATK +7 DEF +11 FOC +7 Appetite 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Food Pack</text:p>
          </table:table-cell>
          <table:table-cell/>
          <table:table-cell office:value-type="string" calcext:value-type="string">
            <text:p>Base Trade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Petal Cloak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636 DEF +13 Heat Resist -25% Wave Resist +10%</text:p>
            <text:p>HP Regen +3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Natural</text:p>
          </table:table-cell>
          <table:table-cell office:value-type="string" calcext:value-type="string">
            <text:p>Wave Resist</text:p>
          </table:table-cell>
          <table:table-cell/>
          <table:table-cell office:value-type="string" calcext:value-type="string">
            <text:p>Available from 3 trade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rism Pouch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420 ATK +12 DEF +18 FOC +12 Item Booster +10% Appetite 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ood Pack</text:p>
          </table:table-cell>
          <table:table-cell/>
          <table:table-cell office:value-type="string" calcext:value-type="string">
            <text:p>Base Trad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ootweav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876 DEF +24 HP Regen +25% Status Mend +3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Natural</text:p>
          </table:table-cell>
          <table:table-cell office:value-type="string" calcext:value-type="string">
            <text:p>Status Mend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luefiber Rob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1069 DEF +22 Heat Resist -25% HP Regen +25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Natural</text:p>
          </table:table-cell>
          <table:table-cell/>
          <table:table-cell office:value-type="string" calcext:value-type="string">
            <text:p>Base Trad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nfinite Bag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666 ATK +19 DEF +29 FOC +19 Item Booster +15% Appetite 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ood Pack</text:p>
          </table:table-cell>
          <table:table-cell/>
          <table:table-cell office:value-type="string" calcext:value-type="string">
            <text:p>Base Trade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Pioneer Ves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1515 DEF +31 Heat Resist +10% Cold Resist +10%</text:p>
            <text:p>Shock Resist +10% Wave Resist +10% HP Regen +25% Status Mend +3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Natural</text:p>
          </table:table-cell>
          <table:table-cell/>
          <table:table-cell office:value-type="string" calcext:value-type="string">
            <text:p>DLC Trad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nfinity+1 Bag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1060 ATK +30 DEF +46 FOC +30 Item Booster +25% Appetite 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ood Pac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ifefiber Uniform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1717 DEF +35 Berserker +30% HP Regen +35% SP Regen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Natural</text:p>
          </table:table-cell>
          <table:table-cell table:number-columns-repeated="2"/>
          <table:table-cell office:value-type="string" calcext:value-type="string">
            <text:p>You can only get 1 max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ovine Arm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99 ATK +3 DEF +2 Berserker +15%</text:p>
          </table:table-cell>
          <table:table-cell office:value-type="string" calcext:value-type="string">
            <text:p>Trad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ssault Ve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56 ATK +5 DEF +7 Scope -25% Assault +2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Assaul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ssert Ves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195 DEF +15 FOC +4 Heat Resist +10% Shooter +10%</text:p>
            <text:p>Flash Step +10%</text:p>
          </table:table-cell>
          <table:table-cell office:value-type="string" calcext:value-type="string">
            <text:p>Trade</text:p>
          </table:table-cell>
          <table:table-cell table:number-columns-repeated="4"/>
          <table:table-cell office:value-type="string" calcext:value-type="string">
            <text:p>Available from 2 trade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ssassin Garb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186 DEF +14 FOC +18 Brawler +10% Bullseye +25%</text:p>
          </table:table-cell>
          <table:table-cell office:value-type="string" calcext:value-type="string">
            <text:p>Trad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oose Trenchcoa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585 DEF +21 FOC +25 Bullseye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Sneaky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hadowy Cloak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813 DEF +29 FOC +35 Shock Resist +10% Bullseye +25%</text:p>
            <text:p>Flash Step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Sneaky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ntaur Ves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989 DEF +33 FOC +42 Steady Shot +50% Legwork +20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string" calcext:value-type="string">
            <text:p>DLC Trade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Zealous Lamella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565 ATK +50 DEF +70 Brawler +10% Flash Step +10%</text:p>
            <text:p>Balance +20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string" calcext:value-type="string">
            <text:p>DLC Trad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ssault Harnes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666 ATK +30 DEF +95 Scope -25% Assault +30% Iron Stance +5%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Assault</text:p>
          </table:table-cell>
          <table:table-cell/>
          <table:table-cell office:value-type="string" calcext:value-type="string">
            <text:p>DLC Trade</text:p>
          </table:table-cell>
          <table:table-cell office:value-type="string" calcext:value-type="string">
            <text:p>Arena Onl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Killing Dres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1034 DEF +35 FOC +53 Bullseye +25% Bouncer +25%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Sneaky</text:p>
          </table:table-cell>
          <table:table-cell table:number-columns-repeated="2"/>
          <table:table-cell office:value-type="string" calcext:value-type="string">
            <text:p>Arena Only</text:p>
          </table:table-cell>
          <table:table-cell table:number-columns-repeated="16373"/>
        </table:table-row>
      </table:table>
      <table:table table:name="Progressive Legs" table:style-name="ta1">
        <table:table-column table:style-name="co20" table:default-cell-style-name="Default"/>
        <table:table-column table:style-name="co33" table:default-cell-style-name="Default"/>
        <table:table-column table:style-name="co12" table:number-columns-repeated="2" table:default-cell-style-name="Default"/>
        <table:table-column table:style-name="co34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35" table:default-cell-style-name="Default"/>
        <table:table-column table:style-name="co12" table:number-columns-repeated="2" table:default-cell-style-name="Default"/>
        <table:table-column table:style-name="co36" table:default-cell-style-name="Default"/>
        <table:table-column table:style-name="co12" table:number-columns-repeated="5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laystyle</text:p>
          </table:table-cell>
          <table:table-cell table:style-name="ce2" office:value-type="string" calcext:value-type="string">
            <text:p>Statistics</text:p>
          </table:table-cell>
          <table:table-cell table:style-name="ce2" office:value-type="string" calcext:value-type="string">
            <text:p>Obtained Via</text:p>
          </table:table-cell>
          <table:table-cell table:style-name="ce2" office:value-type="string" calcext:value-type="string">
            <text:p>Also Obtained Via</text:p>
          </table:table-cell>
          <table:table-cell table:style-name="ce2" office:value-type="string" calcext:value-type="string">
            <text:p>Series</text:p>
          </table:table-cell>
          <table:table-cell table:style-name="ce2" office:value-type="string" calcext:value-type="string">
            <text:p>Sub Trait</text:p>
          </table:table-cell>
          <table:table-cell table:style-name="ce2" office:value-type="string" calcext:value-type="string">
            <text:p>Is Ingredient</text:p>
          </table:table-cell>
          <table:table-cell table:style-name="ce2" office:value-type="string" calcext:value-type="string">
            <text:p>Notes</text:p>
          </table:table-cell>
          <table:table-cell table:style-name="ce2"/>
          <table:table-cell table:style-name="ce2" office:value-type="string" calcext:value-type="string">
            <text:p>Excluded Name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Grasswalk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35 DEF +1 FOC +3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Stock Boots</text:p>
          </table:table-cell>
          <table:table-cell table:number-columns-repeated="4"/>
          <table:table-cell office:value-type="string" calcext:value-type="string">
            <text:p>Rookieboo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t of logic</text:p>
          </table:table-cell>
        </table:table-row>
        <table:table-row table:style-name="ro1">
          <table:table-cell office:value-type="string" calcext:value-type="string">
            <text:p>Bronze Boo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60 DEF +2 FOC +4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Stock Boo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ron Boot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135 DEF +4 FOC +9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Stock Boo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el Boot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245 DEF +8 FOC +15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Stock Boo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lver Boot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365 DEF +11 FOC +20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Stock Boo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tan Boot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480 DEF +19 FOC +28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Stock Boo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rban Sneaker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529 DEF +17 FOC +38 X Counter +15% Flash Step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lashy</text:p>
          </table:table-cell>
          <table:table-cell office:value-type="string" calcext:value-type="string">
            <text:p>X Coun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balt Boot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627 DEF +26 FOC +37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Stock Boo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ead Boot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666 ATK +6 DEF +56 FOC +31 Flash Step -15% SP Regen +15%</text:p>
            <text:p>Leaf Bracer 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Regenerator</text:p>
          </table:table-cell>
          <table:table-cell office:value-type="string" calcext:value-type="string">
            <text:p>Leaf Brac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ser Boot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826 DEF +34 FOC +48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Stock Boo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nicorn Greave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636 DEF +25 FOC +85 Wave Resist +10% Flash Step +30%</text:p>
            <text:p>Extra Dash 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lashy</text:p>
          </table:table-cell>
          <table:table-cell office:value-type="string" calcext:value-type="string">
            <text:p>Extra Dash</text:p>
          </table:table-cell>
          <table:table-cell office:value-type="string" calcext:value-type="string">
            <text:p>DLC Tra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d Get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900 ATK +2 DEF +45 FOC +50 Cold Resist +10% Nimble Feet </text:p>
          </table:table-cell>
          <table:table-cell office:value-type="string" calcext:value-type="string">
            <text:p>Trade</text:p>
          </table:table-cell>
          <table:table-cell table:number-columns-repeated="2"/>
          <table:table-cell office:value-type="string" calcext:value-type="string">
            <text:p>Nimble Fe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sty Anchor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65 DEF +7 Iron Stance +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ncho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ll Stompe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95 ATK +4 DEF +9 Bullseye -25% Iron Stance +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nchors</text:p>
          </table:table-cell>
          <table:table-cell office:value-type="string" calcext:value-type="string">
            <text:p>-Bullsey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cewalker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155 DEF +9 FOC +4 Cold Resist +10% Iron Stance +5%</text:p>
            <text:p>Ice Skater 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nchors</text:p>
          </table:table-cell>
          <table:table-cell office:value-type="string" calcext:value-type="string">
            <text:p>Ice Skater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Wooly Sock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199 DEF +3 FOC +7 Cold Resist +10% HP Regen +18%</text:p>
            <text:p>Status Mend +35%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Regenerator</text:p>
          </table:table-cell>
          <table:table-cell office:value-type="string" calcext:value-type="string">
            <text:p>Status Mend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ncient Sandal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182 DEF +6 FOC +16 Heat Resist +10% Cold Resist +10%</text:p>
            <text:p>Shock Resist +10% Wave Resist +10% Balance +20%</text:p>
          </table:table-cell>
          <table:table-cell office:value-type="string" calcext:value-type="string">
            <text:p>Chest</text:p>
          </table:table-cell>
          <table:table-cell table:number-columns-repeated="2"/>
          <table:table-cell office:value-type="string" calcext:value-type="string">
            <text:p>Balance</text:p>
          </table:table-cell>
          <table:table-cell office:value-type="string" calcext:value-type="string">
            <text:p>DLC Tra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ly Slipper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299 DEF +5 FOC +15 Bulk Calibre +15% HP Regen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Regenerator</text:p>
          </table:table-cell>
          <table:table-cell office:value-type="string" calcext:value-type="string">
            <text:p>Bulk Calib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vish Anchor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264 DEF +23 FOC +3 Iron Stance +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ncho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ble Footguard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420 DEF +28 FOC +9 Solid Guard +10% Iron Stance +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nchors</text:p>
          </table:table-cell>
          <table:table-cell office:value-type="string" calcext:value-type="string">
            <text:p>Solid Guard</text:p>
          </table:table-cell>
          <table:table-cell/>
          <table:table-cell office:value-type="string" calcext:value-type="string">
            <text:p>Available from 3 tra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thfinde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555 DEF +19 FOC +30 Wave Resist +10% Status Mend +35%</text:p>
          </table:table-cell>
          <table:table-cell office:value-type="string" calcext:value-type="string">
            <text:p>Trade</text:p>
          </table:table-cell>
          <table:table-cell table:number-columns-repeated="2"/>
          <table:table-cell office:value-type="string" calcext:value-type="string">
            <text:p>Status Me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ydraulic Anchor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444 DEF +44 FOC +22 Legwork +10% Iron Stance +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nchors</text:p>
          </table:table-cell>
          <table:table-cell office:value-type="string" calcext:value-type="string">
            <text:p>Legwork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mboot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777 DEF +26 FOC +42 Wave Resist +10% Flash Step +25%</text:p>
            <text:p>Status Mend +3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lashy</text:p>
          </table:table-cell>
          <table:table-cell office:value-type="string" calcext:value-type="string">
            <text:p>Status Me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ave Anchor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601 DEF +60 FOC +30 X Counter +15% Iron Stance +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nchors</text:p>
          </table:table-cell>
          <table:table-cell office:value-type="string" calcext:value-type="string">
            <text:p>X Counter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etorian Anchor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731 DEF +73 FOC +36 Wave Resist +10% Iron Stance +5%</text:p>
            <text:p>SP Regen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nchors</text:p>
          </table:table-cell>
          <table:table-cell office:value-type="string" calcext:value-type="string">
            <text:p>SP Regen</text:p>
          </table:table-cell>
          <table:table-cell office:value-type="string" calcext:value-type="string">
            <text:p>DLC Trad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stwalker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888 DEF +18 FOC +80 Wave Resist +10% Flash Step +35%</text:p>
            <text:p>Status Rush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lashy</text:p>
          </table:table-cell>
          <table:table-cell office:value-type="string" calcext:value-type="string">
            <text:p>Status Rush</text:p>
          </table:table-cell>
          <table:table-cell office:value-type="string" calcext:value-type="string">
            <text:p>DLC Trad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edalo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1111 DEF +33 FOC +47 Extra Dash -1 HP Regen +25%</text:p>
            <text:p>SP Regen +35%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Regenerator</text:p>
          </table:table-cell>
          <table:table-cell office:value-type="string" calcext:value-type="string">
            <text:p>-Extra Dash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Arena Onl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eety Sanda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42 DEF +2 FOC +7 Legwork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Sandals</text:p>
          </table:table-cell>
          <table:table-cell office:value-type="string" calcext:value-type="string">
            <text:p>Legwo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line Paw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69 ATK +2 DEF +2 FOC +9 Bullseye +25% Flash Step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lashy</text:p>
          </table:table-cell>
          <table:table-cell office:value-type="string" calcext:value-type="string">
            <text:p>Bullseye</text:p>
          </table:table-cell>
          <table:table-cell/>
          <table:table-cell office:value-type="string" calcext:value-type="string">
            <text:p>Available from 2 tra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sert Sandal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177 DEF +4 FOC +19 Scope +10% Legwork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Sandals</text:p>
          </table:table-cell>
          <table:table-cell office:value-type="string" calcext:value-type="string">
            <text:p>Legwork</text:p>
          </table:table-cell>
          <table:table-cell/>
          <table:table-cell office:value-type="string" calcext:value-type="string">
            <text:p>Available from 2 trad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eird Sk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omentum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169 DEF +6 FOC +22 Cold Resist +10% Momentum +5%</text:p>
            <text:p>Extra Dash 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Odd</text:p>
          </table:table-cell>
          <table:table-cell office:value-type="string" calcext:value-type="string">
            <text:p>Extra Das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pet Runner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191 DEF +7 FOC +28 Legwork +25% Flash Step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lashy</text:p>
          </table:table-cell>
          <table:table-cell office:value-type="string" calcext:value-type="string">
            <text:p>Legwo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inkicker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256 ATK +12 DEF +14 FOC +26 Brawler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rawler</text:p>
          </table:table-cell>
          <table:table-cell table:number-columns-repeated="2"/>
          <table:table-cell office:value-type="string" calcext:value-type="string">
            <text:p>Available from 3 tra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om Walke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222 ATK +15 DEF +8 FOC +42 Legwork +25% Flash Step +5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lashy</text:p>
          </table:table-cell>
          <table:table-cell office:value-type="string" calcext:value-type="string">
            <text:p>Legwork</text:p>
          </table:table-cell>
          <table:table-cell office:value-type="string" calcext:value-type="string">
            <text:p>DLC Trad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ench Boot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500 ATK +13 DEF +10 FOC +60 Bulk Calibre +30% Bullseye +30%</text:p>
            <text:p>SP Regen -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Heavy Boots</text:p>
          </table:table-cell>
          <table:table-cell office:value-type="string" calcext:value-type="string">
            <text:p>Bullseye</text:p>
          </table:table-cell>
          <table:table-cell office:value-type="string" calcext:value-type="string">
            <text:p>Base Trad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unatic Paw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omentum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372 ATK +35 DEF +20 FOC +75 Momentum +15% Extra Dash</text:p>
            <text:p>Solid Guard -30%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Odd</text:p>
          </table:table-cell>
          <table:table-cell office:value-type="string" calcext:value-type="string">
            <text:p>Extra Dash</text:p>
          </table:table-cell>
          <table:table-cell office:value-type="string" calcext:value-type="string">
            <text:p>DLC Trad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adly Dancer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808 ATK +13 DEF +20 FOC +65 Wave Resist +10%</text:p>
            <text:p>Legwork +25% Shooter +10%</text:p>
          </table:table-cell>
          <table:table-cell office:value-type="string" calcext:value-type="string">
            <text:p>Trade</text:p>
          </table:table-cell>
          <table:table-cell table:number-columns-repeated="2"/>
          <table:table-cell office:value-type="string" calcext:value-type="string">
            <text:p>Legwork</text:p>
          </table:table-cell>
          <table:table-cell office:value-type="string" calcext:value-type="string">
            <text:p>DLC Trad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mbat Skate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864 ATK +15 DEF +25 FOC +65 Cold Resist +10% Brawler +10%</text:p>
            <text:p>Ice Skater 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Brawler</text:p>
          </table:table-cell>
          <table:table-cell office:value-type="string" calcext:value-type="string">
            <text:p>Ice Skater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Arena Onl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rtillery Boot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737 ATK +20 DEF +15 FOC +88 Bulk Calibre +50% Bullseye +35%</text:p>
            <text:p>SP Regen -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Heavy Boots</text:p>
          </table:table-cell>
          <table:table-cell office:value-type="string" calcext:value-type="string">
            <text:p>Bullseye</text:p>
          </table:table-cell>
          <table:table-cell office:value-type="string" calcext:value-type="string">
            <text:p>DLC Trade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'Progressive Arms'.A1:'Progressive Arms'.K62">
          <table:sort>
            <table:sort-by table:field-number="3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Progressive Head'.A1:'Progressive Head'.K47">
          <table:sort>
            <table:sort-by table:field-number="3" table:data-type="automatic"/>
            <table:sort-by table:field-number="1" table:data-type="automatic"/>
          </table:sort>
        </table:database-range>
        <table:database-range table:name="__Anonymous_Sheet_DB__2" table:target-range-address="'Progressive Torso'.A1:'Progressive Torso'.P45">
          <table:sort>
            <table:sort-by table:field-number="3" table:data-type="automatic"/>
            <table:sort-by table:field-number="1" table:data-type="automatic"/>
          </table:sort>
        </table:database-range>
        <table:database-range table:name="__Anonymous_Sheet_DB__3" table:target-range-address="'Progressive Legs'.A1:'Progressive Legs'.K40">
          <table:sort>
            <table:sort-by table:field-number="3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9">00/00/0000</text:date>, <text:time style:data-style-name="N2" text:time-value="23:16:08.9842935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21:01:52.556017112</meta:creation-date>
    <dc:date>2024-07-09T23:16:18.073562042</dc:date>
    <meta:editing-duration>PT13H16M53S</meta:editing-duration>
    <meta:editing-cycles>399</meta:editing-cycles>
    <meta:generator>LibreOffice/7.5.9.2$Linux_X86_64 LibreOffice_project/50$Build-2</meta:generator>
    <meta:document-statistic meta:table-count="4" meta:cell-count="1583" meta:object-count="0"/>
  </office:meta>
</office:document-meta>
</file>